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fo:color="#ffffff" fo:font-family="'Arial Black'"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Arial Black'" style:font-family-generic="swiss" style:font-pitch="variable" fo:font-size="72pt" fo:font-style="normal" fo:font-weight="bold"/>
    </style:style>
    <style:style style:name="P5"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60pt" fo:font-style="normal" fo:font-weight="bold"/>
    </style:style>
    <style:style style:name="T2" style:family="text">
      <style:text-properties fo:color="#ffffff" fo:font-family="'Arial Black'" style:font-family-generic="swiss" style:font-pitch="variable" fo:font-size="60pt" fo:language="pl" fo:country="PL" fo:font-style="normal" fo:font-weight="bold" style:font-family-asian="'Times New Roman'" style:font-family-generic-asian="roman" style:font-pitch-asian="variable" style:font-family-complex="'Times New Roman'" style:font-family-generic-complex="roman" style:font-pitch-complex="variable" style:font-size-complex="10pt"/>
    </style:style>
    <style:style style:name="T3" style:family="text">
      <style:text-properties style:use-window-font-color="true"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anie Twój tron</text:span></text:p>
            <text:p text:style-name="P1"><text:span text:style-name="T1">wznosi się</text:span></text:p>
            <text:p text:style-name="P1"><text:span text:style-name="T1">nad wszystkie </text:span></text:p>
            <text:p text:style-name="P1"><text:span text:style-name="T1">ziemie świata,</text:span></text:p>
            <text:p text:style-name="P1"><text:span text:style-name="T2">Jesteś Najwyższy,</text:span></text:p>
            <text:p text:style-name="P1"><text:span text:style-name="T2">Panie mój,</text:span></text:p>
            <text:p text:style-name="P1"><text:span text:style-name="T2">Królu mój!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subtitle" presentation:user-transformed="true">
          <draw:text-box>
            <text:p text:style-name="P1"><text:span text:style-name="T3">Wywyższamy Cię,</text:span></text:p>
            <text:p text:style-name="P1"><text:span text:style-name="T3">Wywyższamy Cię,</text:span></text:p>
            <text:p text:style-name="P1"><text:span text:style-name="T3">Wywyższamy Cię,</text:span></text:p>
            <text:p text:style-name="P1"><text:span text:style-name="T3">Boże nasz! /x2</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7T18:12:12</meta:creation-date>
    <dc:date>2013-05-28T21:16:13.72</dc:date>
    <dc:language>en-US</dc:language>
    <meta:editing-cycles>12</meta:editing-cycles>
    <meta:editing-duration>PT2H52M18S</meta:editing-duration>
    <meta:document-statistic meta:object-count="21"/>
    <meta:user-defined meta:name="Info 1"/>
    <meta:user-defined meta:name="Info 2"/>
    <meta:user-defined meta:name="Info 3"/>
    <meta:user-defined meta:name="Info 4"/>
  </office:meta>
</office:document-meta>
</file>